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style:text-underline-style="none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#ffff00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bold" fo:background-color="transparent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8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bold" fo:background-color="transparent" style:font-name-asian="Times New Roman1" style:font-size-asian="16pt" style:language-asian="zxx" style:country-asian="none" style:font-style-asian="normal" style:font-weight-asian="bold" style:font-name-complex="Times New Roman1" style:font-size-complex="16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bold" fo:background-color="transparent" style:font-name-asian="Times New Roman1" style:font-size-asian="16pt" style:language-asian="zxx" style:country-asian="none" style:font-style-asian="normal" style:font-weight-asian="bold" style:font-name-complex="Times New Roman1" style:font-size-complex="16pt" style:language-complex="zxx" style:country-complex="none" style:font-style-complex="normal" style:font-weight-complex="bold"/>
    </style:style>
    <style:style style:name="P10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fo:font-weight="normal" fo:background-color="transparent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solid" style:text-underline-width="auto" style:text-underline-color="font-color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fo:font-weight="bold" fo:background-color="transparent" style:font-size-asian="16pt" style:language-asian="zxx" style:country-asian="none" style:font-size-complex="16pt" style:language-complex="zxx" style:country-complex="none" style:font-weight-complex="bold"/>
    </style:style>
    <style:style style:name="P13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fo:background-color="transparent" style:font-size-asian="16pt" style:language-asian="zxx" style:country-asian="none" style:font-size-complex="16pt" style:language-complex="zxx" style:country-complex="none"/>
    </style:style>
    <style:style style:name="P14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fo:background-color="transparent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P15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style:text-underline-style="none" fo:background-color="transparent" style:font-size-asian="16pt" style:language-asian="zxx" style:country-asian="none" style:font-size-complex="16pt" style:language-complex="zxx" style:country-complex="none"/>
    </style:style>
    <style:style style:name="P16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style:text-underline-style="none" fo:font-weight="bold" fo:background-color="transparent" style:font-size-asian="16pt" style:language-asian="zxx" style:country-asian="none" style:font-size-complex="16pt" style:language-complex="zxx" style:country-complex="none" style:font-weight-complex="bold"/>
    </style:style>
    <style:style style:name="P17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style:text-underline-style="none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8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style:text-underline-style="none" fo:font-weight="normal" fo:background-color="transparent" style:font-name-asian="Times New Roman1" style:font-size-asian="16pt" style:language-asian="zxx" style:country-asian="none" style:font-weight-asian="normal" style:font-name-complex="Times New Roman1" style:font-size-complex="16pt" style:language-complex="zxx" style:country-complex="none" style:font-weight-complex="normal"/>
    </style:style>
    <style:style style:name="P19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style:text-underline-style="solid" style:text-underline-width="auto" style:text-underline-color="font-color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0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style:font-size-asian="16pt" style:language-asian="zxx" style:country-asian="none" style:font-size-complex="16pt" style:language-complex="zxx" style:country-complex="none"/>
    </style:style>
    <style:style style:name="P21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fo:background-color="#ffff00" style:font-name-asian="Times New Roman1" style:font-size-asian="16pt" style:language-asian="zxx" style:country-asian="none" style:font-name-complex="Times New Roman1" style:font-size-complex="16pt" style:language-complex="zxx" style:country-complex="none"/>
    </style:style>
    <style:style style:name="P22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font-name="Times New Roman" fo:font-size="16pt" fo:language="fr" fo:country="FR" fo:background-color="#ffff00" style:font-size-asian="16pt" style:language-asian="zxx" style:country-asian="none" style:font-size-complex="16pt" style:language-complex="zxx" style:country-complex="none"/>
    </style:style>
    <style:style style:name="P23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fo:font-size="16pt" fo:language="fr" fo:country="FR" style:font-size-asian="16pt" style:language-asian="zxx" style:country-asian="none" style:font-size-complex="16pt" style:language-complex="zxx" style:country-complex="none"/>
    </style:style>
    <style:style style:name="P24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fo:color="#000000" style:text-line-through-style="none" style:font-name="Times New Roman1" fo:font-size="16pt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fo:color="#000000" style:text-line-through-style="none" style:font-name="Times New Roman1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fo:color="#000000" style:text-line-through-style="none" style:font-name="Times New Roman" fo:font-size="16pt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fo:color="#000000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fo:color="#000000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use-window-font-color="true" style:font-name="Times New Roman" fo:font-size="16pt" fo:language="fr" fo:country="FR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1" style:family="paragraph" style:parent-style-name="Standard">
      <style:text-properties style:use-window-font-color="true" style:font-name="Times New Roman" fo:font-size="16pt" fo:language="fr" fo:country="FR" style:font-size-asian="16pt" style:language-asian="zxx" style:country-asian="none" style:font-size-complex="16pt" style:language-complex="zxx" style:country-complex="none"/>
    </style:style>
    <style:style style:name="P32" style:family="paragraph" style:parent-style-name="Standard">
      <style:paragraph-properties fo:background-color="transparent" style:writing-mode="lr-tb">
        <style:tab-stops>
          <style:tab-stop style:position="0.238cm"/>
          <style:tab-stop style:position="0.503cm"/>
          <style:tab-stop style:position="0.741cm"/>
        </style:tab-stops>
        <style:background-image/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background-color="transparent" style:writing-mode="lr-tb">
        <style:tab-stops>
          <style:tab-stop style:position="0.238cm"/>
          <style:tab-stop style:position="0.503cm"/>
          <style:tab-stop style:position="0.741cm"/>
        </style:tab-stops>
        <style:background-image/>
      </style:paragraph-properties>
      <style:text-properties style:use-window-font-color="true" style:font-name="Times New Roman" fo:font-size="16pt" fo:language="fr" fo:country="FR" style:text-underline-style="none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4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style:writing-mode="lr-tb">
        <style:tab-stops>
          <style:tab-stop style:position="0.238cm"/>
          <style:tab-stop style:position="0.503cm"/>
          <style:tab-stop style:position="0.741cm"/>
        </style:tab-stops>
      </style:paragraph-properties>
      <style:text-properties fo:color="#000000" style:text-line-through-style="none" style:font-name="Times New Roman1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fo:background-color="transparent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6" style:family="text">
      <style:text-properties style:text-line-through-style="none" style:text-underline-style="none" fo:font-weight="normal" style:font-weight-asian="normal" style:font-weight-complex="normal"/>
    </style:style>
    <style:style style:name="T7" style:family="text">
      <style:text-properties style:text-line-through-style="none" fo:font-style="normal" style:font-style-asian="normal" style:font-style-complex="normal"/>
    </style:style>
    <style:style style:name="T8" style:family="text"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none"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style:text-line-through-style="none" fo:font-style="normal" style:text-underline-style="none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text-line-through-styl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2" style:family="text">
      <style:text-properties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line-through-style="none" fo:font-style="normal" style:text-underline-style="solid" style:text-underline-width="auto" style:text-underline-color="font-color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style:text-line-through-style="none" fo:font-style="normal" style:text-underline-style="solid" style:text-underline-width="auto" style:text-underline-color="font-color" fo:font-weight="normal" fo:background-color="transparent" style:font-style-asian="normal" style:font-weight-asian="normal" style:font-style-complex="normal" style:font-weight-complex="normal"/>
    </style:style>
    <style:style style:name="T16" style:family="text">
      <style:text-properties style:text-line-through-styl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font-name="Times New Roman" fo:font-style="normal" style:text-underline-style="none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Times New Roman"/>
    </style:style>
    <style:style style:name="T20" style:family="text">
      <style:text-properties style:use-window-font-color="true" style:font-name="Times New Roman" fo:font-size="16pt" fo:language="fr" fo:country="FR" fo:background-color="#ffff00" style:font-size-asian="16pt" style:language-asian="zxx" style:country-asian="none" style:font-size-complex="16pt" style:language-complex="zxx" style:country-complex="none"/>
    </style:style>
    <style:style style:name="T21" style:family="text">
      <style:text-properties style:use-window-font-color="true" style:font-name="Times New Roman" fo:language="fr" fo:country="FR"/>
    </style:style>
    <style:style style:name="T22" style:family="text">
      <style:text-properties style:use-window-font-color="true" fo:font-size="16pt" fo:language="fr" fo:country="FR" style:font-size-asian="16pt" style:font-size-complex="16pt"/>
    </style:style>
    <style:style style:name="T23" style:family="text">
      <style:text-properties style:use-window-font-color="true" fo:font-size="16pt" style:font-size-asian="16pt" style:font-size-complex="16pt"/>
    </style:style>
    <style:style style:name="T24" style:family="text">
      <style:text-properties style:use-window-font-color="true" fo:language="fr" fo:country="FR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background-color="transparent"/>
    </style:style>
    <style:style style:name="T27" style:family="text">
      <style:text-properties fo:background-color="transparent" style:font-name-asian="Times New Roman1" style:font-name-complex="Times New Roman1"/>
    </style:style>
    <style:style style:name="T28" style:family="text">
      <style:text-properties fo:background-color="#ffff00"/>
    </style:style>
    <style:style style:name="T29" style:family="text">
      <style:text-properties fo:background-color="#ff950e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language="fr" fo:country="FR"/>
    </style:style>
    <style:style style:name="T33" style:family="text">
      <style:text-properties fo:color="#000000" fo:background-color="transparent"/>
    </style:style>
    <style:style style:name="T34" style:family="text">
      <style:text-properties fo:font-size="16pt" fo:language="fr" fo:country="FR" style:font-size-asian="16pt" style:font-size-complex="16pt"/>
    </style:style>
    <style:style style:name="T35" style:family="text">
      <style:text-properties fo:background-color="#ffff66"/>
    </style:style>
    <style:style style:name="T36" style:family="text">
      <style:text-properties style:font-name-asian="Times New Roman1" style:font-name-complex="Times New Roman1"/>
    </style:style>
    <style:style style:name="T37" style:family="text">
      <style:text-properties fo:language="fr" fo:country="FR"/>
    </style:style>
    <style:style style:name="T38" style:family="text">
      <style:text-properties fo:language="fr" fo:country="FR" fo:background-color="#ffff00"/>
    </style:style>
    <style:style style:name="T39" style:family="text">
      <style:text-properties style:font-name-asian="BookmanOldStyle" style:font-name-complex="BookmanOldSty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'Interplan v1b : première distribution<text:span text:style-name="T25"> (12/10/18)</text:span></text:p>
      <text:p text:style-name="P31"/>
      <text:p text:style-name="P12">L'Interplan v1b<text:span text:style-name="T25">' (12/10/18)</text:span></text:p>
      <text:p text:style-name="P13"><text:span text:style-name="T2"><text:tab/></text:span><text:span text:style-name="T4">Corrections d'objets :</text:span></text:p>
      <text:p text:style-name="P13"><text:tab/><text:tab/>- Le parchemin de "Coups mortels de Tenser" peut maintenant correctement lancer le sort.</text:p>
      <text:p text:style-name="P13"><text:tab/><text:tab/>- Le tome du chaos peut maintenant donner correctement les capacités "Vision véritable" et "<text:span text:style-name="T6">Neutralisation du <text:tab/><text:tab/><text:tab/><text:tab/><text:tab/>poison".</text:span></text:p>
      <text:p text:style-name="P2"><text:tab/><text:tab/>- Le Paquet de cartes illustrées donne maintenant correctement le paquet à 4 cartes.</text:p>
      <text:p text:style-name="P13"/>
      <text:p text:style-name="P13"><text:tab/><text:span text:style-name="T4">Corrections de sorts :</text:span></text:p>
      <text:p text:style-name="P15"><text:tab/><text:tab/>- "Embrasement" donne maintenant correctement l'immunité contre lui même aux golems, mort-vivants, etc....</text:p>
      <text:p text:style-name="P15"><text:tab/><text:tab/>- "Conjuration de loups" : le loup vampirique à maintenant une arme.</text:p>
      <text:p text:style-name="P15"/>
      <text:p text:style-name="P15"/>
      <text:p text:style-name="P16">L'Interplan v2</text:p>
      <text:p text:style-name="P17"><text:tab/><text:span text:style-name="T4">Améliorations :</text:span></text:p>
      <text:p text:style-name="P17"><text:tab/><text:tab/>- Les descriptions d'objets sont maintenant correctes pour BG2EE (Merci FreddyGwendo :) )</text:p>
      <text:p text:style-name="P17"/>
      <text:p text:style-name="P17"><text:tab/><text:span text:style-name="T4">Corrections :</text:span></text:p>
      <text:p text:style-name="P17"><text:tab/><text:tab/>- Pour de nombreux objets limités à une certaine classe : le barbare ne peut plus les porter (c'est un bug d'origine du <text:tab/><text:tab/><text:tab/>jeu, voir les baguettes, les robes de mage, etc)</text:p>
      <text:p text:style-name="P19"/>
      <text:p text:style-name="P17"><text:tab/><text:span text:style-name="T4">Correction de sort :</text:span></text:p>
      <text:p text:style-name="P17"><text:tab/><text:tab/>- "Conflagration électrique" fonctionne maintenant correctement</text:p>
      <text:p text:style-name="P17"/>
      <text:p text:style-name="P17"><text:tab/><text:span text:style-name="T4">Améliorations d'objets :</text:span></text:p>
      <text:p text:style-name="P16"><text:tab/><text:tab/><text:span text:style-name="T25">- Le "Paquet de cartes illustrées" gagne une nouvelle icône pour illustrer un vrai paquet.</text:span></text:p>
      <text:p text:style-name="P20"><text:soft-page-break/><text:span text:style-name="T3"><text:tab/><text:tab/>- </text:span>Le "Croc de Khralajarrath" peut maintenant être utilisé par un belluaire (il n'est pas en métal)</text:p>
      <text:p text:style-name="P16"/>
      <text:p text:style-name="P17"><text:tab/><text:span text:style-name="T4">Corrections d'objets :</text:span></text:p>
      <text:p text:style-name="P15"><text:tab/><text:tab/>- "Paquet de cartes illustrées" : <text:span text:style-name="T25">Bag bagh Ogabel avait plusieurs problèmes, ils sont corrigés.</text:span></text:p>
      <text:p text:style-name="P17"><text:tab/><text:tab/>- Le "Sceptre du poing de fer" n'a plus les capacités du bouclier "Brise-sorts" à la place des siennes.</text:p>
      <text:p text:style-name="P17"><text:tab/><text:tab/>- Le texte de la "Cape de Garde de Magie" n'indique plus "<text:span text:style-name="T7">Uniquement utilisable par mage".</text:span></text:p>
      <text:p text:style-name="P15"><text:span text:style-name="T25"><text:tab/><text:tab/>- L'"</text:span><text:span text:style-name="T8">Ancienne armure d'ombre" des roches ne peut maintenant plus être portée par un justicier.</text:span></text:p>
      <text:p text:style-name="P3"><text:tab/><text:tab/>- Le "Bouclier du dernier Gardien" est maintenant limité aux personnages bons.</text:p>
      <text:p text:style-name="P3"><text:tab/><text:tab/>-<text:tab/> Les "Chausses confortables de Pédipole" peuvent maintenant être portée par un moine.</text:p>
      <text:p text:style-name="P3"><text:tab/><text:tab/>- "Baguette sorcière : Gaière" : rappel dans le texte de l'interdiction aux Guerriers/Clercs/Druides/Voleurs.</text:p>
      <text:p text:style-name="P10"><text:span text:style-name="T1"><text:tab/><text:tab/>- "Baguette sculptée" : rappel dans le texte de l'interdiction aux Guerriers/</text:span>Clercs/Druides/<text:span text:style-name="T1">Voleurs.</text:span></text:p>
      <text:p text:style-name="P3"/>
      <text:p text:style-name="P3"/>
      <text:p text:style-name="P7">L'Interplan v3</text:p>
      <text:p text:style-name="P3"><text:tab/><text:span text:style-name="T4">Ajouts :</text:span></text:p>
      <text:p text:style-name="P20"><text:span text:style-name="T11"><text:tab/><text:tab/>- Ajout des sorts </text:span>"Aura merveilleuse de Déorie", <text:span text:style-name="T26"><text:s/>et "</text:span><text:span text:style-name="T27">Coups mortels de Tenser".</text:span></text:p>
      <text:p text:style-name="P21"/>
      <text:p text:style-name="P13"><text:span text:style-name="T36"><text:tab/></text:span><text:span text:style-name="T5">Améliorations :</text:span></text:p>
      <text:p text:style-name="P18"><text:tab/><text:tab/>- Les sorts les plus génériques/équilibrés sont maintenant ajoutés à la liste de sorts vanilla, pour pouvoir être choisis <text:tab/><text:tab/><text:tab/><text:tab/>par un ensorceleur.</text:p>
      <text:p text:style-name="P18"><text:tab/><text:tab/>- Les parchemins de sorts dont la description inclut une référence à un plan ou à un pnj planaire apprennent au <text:tab/><text:tab/><text:tab/><text:tab/><text:tab/>mage le sort avec la description épurée de ces références.</text:p>
      <text:p text:style-name="P18"><text:tab/><text:tab/>- Le sort "Lâché d’électricité, qui faisait crasher BG2EE ou BG2 si TobEx était installé, ne n'installe désormais <text:tab/><text:tab/><text:tab/><text:tab/><text:tab/>plus que sur BG2/TOB sans TobEx. Le magasin est ajusté en fonction.</text:p>
      <text:p text:style-name="P18"><text:tab/><text:tab/>- "Rupture fantastique de Bakanëo*" a maintenant une icône différente de celle de "Rupture hasardeuse de Nahal".</text:p>
      <text:p text:style-name="P22"/>
      <text:p text:style-name="P13"><text:s text:c="2"/><text:span text:style-name="T4">Modifications de sorts :</text:span></text:p>
      <text:p text:style-name="P15"><text:soft-page-break/><text:tab/><text:tab/>- L’amélioration par niveau de "<text:span text:style-name="T36">Résistance contre les sorts" se fait maintenant tous les 6 niveaux, pour être calé à <text:tab/><text:tab/><text:tab/><text:tab/>+4 au niveau 18.</text:span></text:p>
      <text:p text:style-name="P15"><text:tab/><text:tab/>- Le malus au jet de sauvegarde de "<text:span text:style-name="T36">Corruption mnémonique" est réduit de 2.</text:span></text:p>
      <text:p text:style-name="P13"><text:tab/><text:tab/>- "Porte vers le magasin" devient un sort de niveau 6. Son temps d'incantation est réduit à 4, comme pour la plupart <text:tab/><text:tab/><text:tab/><text:tab/>des sorts de téléportation p&amp;p.</text:p>
      <text:p text:style-name="P3"/>
      <text:p text:style-name="P3"><text:tab/><text:span text:style-name="T4">Corrections de sorts :</text:span></text:p>
      <text:p text:style-name="P3"><text:tab/><text:tab/>- "Porte vers le magasin" n'est plus sans icône sous BG2EE.</text:p>
      <text:p text:style-name="P3"><text:tab/><text:tab/>- "Missile tueur de dragon de Ralorn" n'est plus sans icône sous BG2EE.</text:p>
      <text:p text:style-name="P3"><text:tab/><text:tab/>- "Conjurations de loups" n'indique plus "niveau 5" dans sa description.</text:p>
      <text:p text:style-name="P3"/>
      <text:p text:style-name="P3"><text:tab/><text:span text:style-name="T4">Corrections d'objets :</text:span></text:p>
      <text:p text:style-name="P3"><text:tab/><text:tab/>- Encore des objets qui perdent l’attribut "Utilisable par barbare", réapparu cette fois sous BG2EE.</text:p>
      <text:p text:style-name="P3"/>
      <text:p text:style-name="P3"><text:tab/><text:span text:style-name="T4">Corrections :</text:span></text:p>
      <text:p text:style-name="P3"><text:tab/><text:tab/>- Les fichiers dialogues d'Agenor et Cromwell sont maintenant converti au format EE dans le cas d'une installation <text:tab/><text:tab/><text:tab/><text:tab/>sous EE (auparavant oubliés)</text:p>
      <text:p text:style-name="P7"/>
      <text:p text:style-name="P7">L'Interplan v4 (24/05/20)</text:p>
      <text:p text:style-name="P20"><text:span text:style-name="T11"><text:tab/></text:span><text:span text:style-name="T15">Ajouts :</text:span></text:p>
      <text:p text:style-name="P21"><text:span text:style-name="T26"><text:tab/><text:tab/>- Ajout des objets</text:span><text:span text:style-name="T9"> "Discombullateur merveilleux", "Purificateur nain" et "Porte-amure de Lewin".</text:span></text:p>
      <text:p text:style-name="P14"><text:tab/><text:tab/>- Ajout des sorts "Image réfléchie majeure" et "Aura de résistance".</text:p>
      <text:p text:style-name="P14"><text:tab/><text:tab/>- Ajouts de potions et charmes.</text:p>
      <text:p text:style-name="P14"><text:tab/><text:tab/>- Un nouveau stock d'objets et sorts pour TOB après Saradush.</text:p>
      <text:p text:style-name="P21"/>
      <text:p text:style-name="P14"><text:s text:c="2"/><text:span text:style-name="T4">Modification d'objets :</text:span></text:p>
      <text:p text:style-name="P4"><text:tab/><text:tab/>- La "Baguette sorcière: Gaière" devient utilisable par tout le monde, pour gagner en utilité et justifier son prix.</text:p>
      <text:p text:style-name="P4"><text:soft-page-break/></text:p>
      <text:p text:style-name="P3"><text:tab/><text:span text:style-name="T4">Corrections d'objets :</text:span></text:p>
      <text:p text:style-name="P4"><text:tab/><text:tab/>- Le parchemin de sort de "Coups mortels de Tenser" n’empêche plus d'apprendre le sort.</text:p>
      <text:p text:style-name="P14"/>
      <text:p text:style-name="P14"><text:s text:c="2"/><text:span text:style-name="T4">Modifications de sorts :</text:span></text:p>
      <text:p text:style-name="P14"><text:tab/><text:tab/>- "Porte vers le magasin" est renommé "Porte vers l'Interplan", puisqu'il est spécifique à ce magasin.</text:p>
      <text:p text:style-name="P14"/>
      <text:p text:style-name="P4"><text:tab/><text:span text:style-name="T4">Corrections de sorts :</text:span></text:p>
      <text:p text:style-name="P3"><text:tab/><text:tab/>- Le sort "Lâché d’électricité" est enfin corrigé et devient accessible sur BG2EE et BG2 avec TobEx.</text:p>
      <text:p text:style-name="P3"/>
      <text:p text:style-name="P7">L'Interplan v5 (29/08/2020) : <text:span text:style-name="T25">"Montée en puissance" </text:span></text:p>
      <text:p text:style-name="P20"><text:span text:style-name="T11"><text:tab/></text:span><text:span text:style-name="T15">Ajouts :</text:span></text:p>
      <text:p text:style-name="P4"><text:tab/><text:tab/>- Ajout des objets "Arc du léopard" et "Peaux de Trolls".</text:p>
      <text:p text:style-name="P4"><text:tab/><text:tab/>- Ajout des objets "Cape de semi-réalité", "Anneau avantageux de Bigdip", "Sandales du Martyr", "Le protecteur" <text:tab/><text:tab/><text:tab/><text:tab/>et "Miracle de Delnar" pour TOB.</text:p>
      <text:p text:style-name="P4"><text:tab/><text:tab/>- Ajout du sort "Frappe de l'assassin" pour TOB</text:p>
      <text:p text:style-name="P4"><text:tab/><text:tab/>- Ajout de la "Potion de vision totale" et du "Charme de duplication".</text:p>
      <text:p text:style-name="P6"/>
      <text:p text:style-name="P20"><text:span text:style-name="T11"><text:tab/></text:span><text:span text:style-name="T15">Modifications :</text:span></text:p>
      <text:p text:style-name="P3"><text:tab/><text:tab/>- Suppression de plusieurs objets inutiles / rp mais tout le monde s'en fiche.</text:p>
      <text:p text:style-name="P3"><text:tab/><text:tab/>- La "Flûte de Gil le Haricot" n'est plus réservée pour TOB et passe dans le magasin normal.</text:p>
      <text:p text:style-name="P3"><text:tab/><text:tab/></text:p>
      <text:p text:style-name="P20"><text:span text:style-name="T10"><text:tab/></text:span><text:span text:style-name="T14">Améliorations :</text:span></text:p>
      <text:p text:style-name="P3"><text:tab/><text:tab/>- Maintenant si vous donnez à Cromwell le katana "Furie céleste +5" (du mod "Item Upgrade"), il forgera un <text:s/><text:tab/><text:tab/><text:tab/><text:tab/><text:tab/>Johrünbrumd encore plus puissant.</text:p>
      <text:p text:style-name="P3"><text:tab/><text:tab/>- Maintenant le magasin peut aussi être installé sous IWDEE.</text:p>
      <text:p text:style-name="P4"><text:tab/><text:tab/>- De nombreuses icônes d'objets ont été améliorées et ou corrigées.</text:p>
      <text:p text:style-name="P3"><text:soft-page-break/><text:tab/><text:tab/>- Révision de la majorité des prix en prenant en compte les prix de B1, BG2, IWD et les livres p&amp;p.</text:p>
      <text:p text:style-name="P3"><text:tab/><text:tab/>- Révision de tous les textes de descriptions qui indiquaient des choses improbables ou n'existant pas dans l'univers <text:tab/><text:tab/><text:tab/><text:tab/>des royaumes (et sa cosmologie).</text:p>
      <text:p text:style-name="P6"/>
      <text:p text:style-name="P4"><text:tab/><text:span text:style-name="T4">Modification d'objet :</text:span></text:p>
      <text:p text:style-name="P4"><text:tab/><text:tab/>- "L’œil de Kazgaroth" donne maintenant enchaînement pour 4 secondes (à la place de 3).</text:p>
      <text:p text:style-name="P4"><text:tab/><text:tab/>- "Brise sort" est maintenant un écu +2, pour justifier son statut d'artefact ancien.</text:p>
      <text:p text:style-name="P4"><text:tab/><text:tab/>- Le "Bouclier du dernier gardien" est maintenant un grand bouclier +2</text:p>
      <text:p text:style-name="P4"><text:tab/><text:tab/>- Les "Chausses confortables de Pédipole" gagnent un petit bonus.</text:p>
      <text:p text:style-name="P4"><text:tab/><text:tab/>- La "Baguette sculptée" est maintenant utilisable par tout le monde, pour être plus utile.</text:p>
      <text:p text:style-name="P4"><text:tab/><text:tab/>- La "Cape de Garde de Magie" permet maintenant de lancer "Mot secret" à la place de "Abaissement de la <text:tab/><text:tab/><text:tab/><text:tab/><text:tab/><text:tab/>Résistance". C'est plus dans le thème.</text:p>
      <text:p text:style-name="P4"><text:tab/><text:tab/>- La "Dague de Shar" devient +4 et gagne un petit bonus.</text:p>
      <text:p text:style-name="P4"><text:tab/><text:tab/>- Maintenant l'"Anneau d'argent de Cailatto" rajoute aussi 4 niveaux de lanceur de sorts. </text:p>
      <text:p text:style-name="P4"><text:tab/><text:tab/>- <text:s/>La "Ceinture du Petit gorille" n'est plus limitée aux petit gens. Ce n'est pas un super objet si personne ne peut <text:tab/><text:tab/><text:tab/><text:tab/><text:tab/>l'utiliser...</text:p>
      <text:p text:style-name="P4"><text:tab/><text:tab/>- Quelques lanceurs de sorts du "Paquet de cartes illustrées" sont maintenant affectés par quelques sorts <text:tab/><text:tab/><text:tab/><text:tab/><text:tab/><text:tab/>directement en arrivant (longue durée).</text:p>
      <text:p text:style-name="P4"><text:tab/><text:tab/>- Révision en profondeur de la liste des potions crées par le "Discombullateur merveilleux". Maintenant il justifie <text:tab/><text:tab/><text:tab/><text:tab/>vraiment son prix (d’ailleurs il vaut <text:s/>un peu plus cher).</text:p>
      <text:p text:style-name="P4"/>
      <text:p text:style-name="P3"><text:tab/><text:span text:style-name="T4">Corrections d'objets :</text:span></text:p>
      <text:p text:style-name="P4"><text:tab/><text:tab/>- Tous les effets constants de tous les objets ont été vérifiés et/ou corrigés en "non magique"</text:p>
      <text:p text:style-name="P4"><text:tab/><text:tab/>- Les parchemins de sorts qui devaient lancer un sort "sur une zone" le font maintenant correctement au lieu <text:tab/><text:tab/><text:tab/><text:tab/><text:tab/>d'imposer de viser une cible.</text:p>
      <text:p text:style-name="P6"><text:span text:style-name="T26"><text:tab/><text:tab/>- </text:span><text:span text:style-name="T26">"Paquet de cartes illustrées" : Mérroline n'a plus besoin d'invoquer son compagnon animal, maintenant il est <text:tab/></text:span><text:span text:style-name="T26"><text:tab/><text:tab/><text:tab/><text:tab/>directement invoqué (et il porte un vrai nom de compagnon). "Ombre" ne droppe plus son armure en mourant.</text:span></text:p>
      <text:p text:style-name="P4"><text:soft-page-break/><text:tab/><text:tab/>- De nombreuses corrections sur le "Tome du chaos".</text:p>
      <text:p text:style-name="P4"><text:s text:c="4"/>- La "Cape de Garde de Magie" ne lance plus "Manteau" à la place de "Délivrance de la magie"</text:p>
      <text:p text:style-name="P4"><text:tab/><text:tab/>- Ajout de l'ignorance de la résistance à l'électricité de la cible à la foudre et la chaîne d’éclair de "Johrünbrumd".</text:p>
      <text:p text:style-name="P4"><text:tab/> <text:s/>- Quelques lanceurs de sorts du "Paquet<text:tab/>- Correction de "Johrünbrumd" amélioré, qui était mal patché.</text:p>
      <text:p text:style-name="P4"><text:tab/><text:tab/>- Correction des potions "permanentes" venues de IWD qui appliquaient un effet visuel permanent.</text:p>
      <text:p text:style-name="P4"/>
      <text:p text:style-name="P4"><text:tab/><text:span text:style-name="T4">Modification de sorts :</text:span></text:p>
      <text:p text:style-name="P4"><text:tab/><text:tab/>- "Rupture fantastique de Bakanëo" devient un sort de niveau 4.</text:p>
      <text:p text:style-name="P4"><text:tab/><text:tab/>- "Invocation arachnéenne" invoquait des araignées selon leur "fréquence". RP, mais pas BG2esque. Maintenant le <text:tab/><text:tab/><text:tab/><text:tab/>sort invoque un peu moins d'araignées communes et un peu plus d'araignées rares.</text:p>
      <text:p text:style-name="P11"/>
      <text:p text:style-name="P4"><text:tab/><text:span text:style-name="T4">Corrections de sorts :</text:span></text:p>
      <text:p text:style-name="P4"><text:tab/><text:tab/>- Tous les sous-sorts ont été vérifiés et/ou corrigés en "no wildsurge" et "no failure".</text:p>
      <text:p text:style-name="P4"><text:tab/><text:tab/>- Correction de tous les sorts de niveau 1, précédemment méchamment bogués par "l'Anneau de sorts mineurs".</text:p>
      <text:p text:style-name="P4"><text:tab/><text:tab/>- "Transcendance" n'est plus patché hors des limites, rendant l’installation de certains autres mods impossible.</text:p>
      <text:p text:style-name="P4"><text:tab/><text:tab/>- "Animation d'ombre" n'a plus une durée moindre que ce qu'il devrait.</text:p>
      <text:p text:style-name="P4"><text:tab/><text:tab/>- " Nuage tueur de troll" est corrigé (il ne faisait que 2/3 des dégâts).</text:p>
      <text:p text:style-name="P4"/>
      <text:p text:style-name="P8">L'Interplan v6 :<text:span text:style-name="T25"> "Sommeil retrouvé, créativité renaissante"</text:span></text:p>
      <text:p text:style-name="P4"><text:tab/><text:span text:style-name="T4">Ajouts :</text:span></text:p>
      <text:p text:style-name="P20"><text:span text:style-name="T10"><text:tab/><text:tab/>- Ajout des objets "La Chandelle du monstre", "</text:span><text:span text:style-name="T10">Collier de perles d'Ahu Taka</text:span><text:span text:style-name="T10">", "Coffre chercheur", "Pierre ionique <text:tab/><text:tab/><text:tab/><text:tab/>runique", "Amulette de puissance sauvage" et "Cape de la louve".</text:span></text:p>
      <text:p text:style-name="P13"><text:span text:style-name="T12"><text:tab/><text:tab/>- Ajout d</text:span><text:span text:style-name="T12">'une quarantaine de sorts pour le magasin.</text:span></text:p>
      <text:p text:style-name="P4"><text:tab/><text:tab/>- Ajout d'une vingtaine d'objets grobills pour le Coffre chercheur. Vous ne pourrez en obtenir qu'un seul, aléatoire :)</text:p>
      <text:p text:style-name="P4"><text:tab/><text:tab/>- Ajout des potions "Potion de vision totale", "Mémoire concentrée", "Huile féerique" et "Condensé d'ombre ".</text:p>
      <text:p text:style-name="P6"/>
      <text:p text:style-name="P13"><text:span text:style-name="T13"><text:tab/></text:span><text:span text:style-name="T16">Modifications :</text:span></text:p>
      <text:p text:style-name="P32"><text:soft-page-break/><text:tab/><text:tab/>- Suppression de la partie TOB du magasin. C’était idiot : pourquoi un magasin qui vend des objets "équilibrés" <text:tab/><text:tab/><text:tab/><text:tab/><text:tab/>recevrait-il comme livraison des objets grobills ? A la place, les objets surpuissants du magasin peuvent être <text:tab/><text:tab/><text:tab/><text:tab/><text:tab/>récupérés (un seul) aléatoirement à l'aide du Coffre chercheur et les sorts et autres objets sont intégrés dans le <text:tab/><text:tab/><text:tab/><text:tab/><text:tab/>magasin de base.</text:p>
      <text:p text:style-name="P32"><text:tab/><text:tab/>-dé-uniformisation des bonus d’altération des armes/bouclier. À force de ne pas vouloir proposer dès le début du <text:tab/><text:tab/><text:tab/><text:tab/><text:tab/>jeu des armes mieux que "Dent de feu +3", "Bouclier de l’harmonie/des disparus +2" ou "Bâton de Rynn +4" <text:tab/><text:tab/><text:tab/><text:tab/><text:tab/>mes armes/bouclier étaient maximum +2. De fait elles étaient quasiment toutes +2 et cette uniformisation était <text:tab/><text:tab/><text:tab/><text:tab/>moche. Il y a maintenant des objets +3 (L’Étoile de Kahor) et +4 (Le Défenseur, Brise-Sorts).</text:p>
      <text:p text:style-name="P32"><text:tab/><text:tab/>- Suppression du sort "Bâton de pierre". Icône moche et totalement inutile, il y a un bâton +4 en vente chez Ribald.</text:p>
      <text:p text:style-name="P4"><text:tab/><text:tab/>- Suppression du sort "Animation d'ombre". Il reviendra plus tard quand j'aurais pu finir le "Grimoire moisi" dans <text:tab/><text:tab/><text:tab/><text:tab/>lequel il sera intégré (20 "autres" sorts, tous en manque d’icône)</text:p>
      <text:p text:style-name="P4"><text:tab/><text:tab/>- Suppression de l"Arc du léopard". L’Éventreur ou Bras puissant font la même chose en mieux.</text:p>
      <text:p text:style-name="P4"><text:tab/><text:tab/>- Le magasin à maintenant un stock plus important de potions à vendre, puisqu’il n'est plus possible d'en racheter <text:tab/><text:tab/><text:tab/><text:tab/>pendant TOB.</text:p>
      <text:p text:style-name="P4"/>
      <text:p text:style-name="P4"><text:tab/><text:span text:style-name="T4">Améliorations :</text:span></text:p>
      <text:p text:style-name="P4"><text:s/><text:tab/><text:tab/>- Le magasin est maintenant accessible dans les "Fosses noire II".</text:p>
      <text:p text:style-name="P33"><text:tab/><text:tab/>- Après playtest, modification de la liste de sorts accessibles à l'ensorceleur. Les "trop puissants" restent réservés <text:tab/><text:tab/><text:tab/><text:tab/><text:tab/>aux mages et bardes.</text:p>
      <text:p text:style-name="P33"/>
      <text:p text:style-name="P14"><text:s text:c="2"/><text:span text:style-name="T4">Modification d'objets :</text:span></text:p>
      <text:p text:style-name="P4"><text:tab/><text:tab/>- Multiples améliorations mineures sur de nombreux objets.</text:p>
      <text:p text:style-name="P4"><text:tab/><text:tab/>- La "Robe de la fierté du dragon" ne renvoi plus les sorts, elle gagne un autre effet à la place.</text:p>
      <text:p text:style-name="P4"><text:tab/><text:tab/>- Révision de l'effet de la "Robe tachée de sang" : 50% de +1 en dextérité devient 100% de +1 en constitution.</text:p>
      <text:p text:style-name="P4"><text:tab/><text:tab/>- La "Pierre noire de la Mante" devient réservée aux assassins et voit son prix réduit.</text:p>
      <text:p text:style-name="P4"><text:tab/><text:tab/>- La "Mémoire en bouteille" vaut maintenant plus cher et permet de remémoriser un sort d'un niveau au dessus.</text:p>
      <text:p text:style-name="P4"><text:tab/><text:tab/>- La "Ceinture du Petit gorille" redevient limitée aux petit gens. Avec la disparition de la partie TOB du magasin, <text:tab/><text:soft-page-break/><text:tab/><text:tab/><text:tab/><text:tab/>elle n'avait plus lieu de devenir un "super objet", comme cité dans la liste des changements de la V5.</text:p>
      <text:p text:style-name="P4"><text:tab/><text:tab/>- Révision de quelques capacités innées accordées par le "Tome du chaos".</text:p>
      <text:p text:style-name="P6"/>
      <text:p text:style-name="P4"><text:tab/><text:span text:style-name="T4">Corrections d'objets :</text:span></text:p>
      <text:p text:style-name="P4"><text:tab/><text:tab/>- La Gueule de dragon ne donnait pas de +1 à la CA comme indiqué dans le texte.</text:p>
      <text:p text:style-name="P4"><text:tab/><text:tab/>- Le "Catalyseur du marteau Johrünbrumd" est de retour dans le magasin. (pourquoi avait-il disparu ???)</text:p>
      <text:p text:style-name="P4"><text:tab/><text:tab/>- Dans le "Tome du chaos" le pouvoir "Amure de pierre" faisait crasher le jeu.</text:p>
      <text:p text:style-name="P4"><text:tab/><text:tab/>- Dans le "Tome du chaos" le pouvoir "Bouclier de force vive" ne donnait pas la régénération.</text:p>
      <text:p text:style-name="P4"><text:tab/><text:tab/>- Dans le "Tome du chaos" le pouvoir "Protection contre les éléments" ne protégeait pas contre l'acide.</text:p>
      <text:p text:style-name="P11"/>
      <text:p text:style-name="P4"><text:tab/><text:span text:style-name="T4">Modification de sorts :</text:span></text:p>
      <text:p text:style-name="P4"><text:tab/><text:tab/>- Multiples améliorations mineures sur de nombreux sorts et sous-sorts.</text:p>
      <text:p text:style-name="P4"><text:tab/><text:tab/>- Réduction de la durée de "Résistance contre les sorts". Ce n'est qu'un sort de niveau 1 après tout.</text:p>
      <text:p text:style-name="P4"><text:tab/><text:tab/>- "Arme chargée" devient un sort de niveau 3 et rajoute plus de dégâts à l'arme chargée.</text:p>
      <text:p text:style-name="P32"><text:tab/><text:tab/>- "Embrasement" ne tenait pas la comparaison face à "Flèche acide". Il est réécrit et devient "Sang bouillonant", <text:tab/><text:tab/><text:tab/><text:tab/><text:tab/>sort de niveau 6.</text:p>
      <text:p text:style-name="P4"><text:tab/><text:tab/>- "Création d'arc fantôme" crée maintenant un arc plus rapide et aux dégâts plus logiques.</text:p>
      <text:p text:style-name="P4"><text:tab/><text:tab/>- Amélioration de la liste des sorts possibles pour la "Rupture fantastique de Bakanëo*" avec l’ajout de tous les <text:tab/><text:tab/><text:tab/><text:tab/><text:tab/>sorts de Olvynspells.</text:p>
      <text:p text:style-name="P4"><text:tab/><text:tab/>- "Aura merveilleuse de Déorie" devient un sort de niveau 4 (au vu de son intérêt relativement faible).</text:p>
      <text:p text:style-name="P4"><text:tab/><text:tab/>- "Domination du froid" change de registre et devient "Électronullification", sort de niveau 4.</text:p>
      <text:p text:style-name="P4"><text:tab/><text:tab/>- Très légère réduction des dommages infligés par "Corruption mnémonique".</text:p>
      <text:p text:style-name="P32"><text:tab/><text:tab/>- "Aura de résistance" était nul. Il est réécrit et devient "Corps souverain", sort de niveau 6.</text:p>
      <text:p text:style-name="P4"><text:tab/><text:tab/>- Suppression du texte Interplanaire non-rp de "Cercle électrique" : L'azer Shanmareine n'aurait pas crée un sort <text:tab/><text:tab/><text:tab/><text:tab/><text:tab/>électrique pour combattre les suivants d'Imix, le mieux ce sont les sorts de froid.</text:p>
      <text:p text:style-name="P4"><text:tab/><text:tab/>- "Mémorisation de Déorie" est réécrit.</text:p>
      <text:p text:style-name="P4"><text:tab/><text:tab/>- "Transcendance" devient "Fureur combative" pour être plus intéressant.</text:p>
      <text:p text:style-name="P4"><text:soft-page-break/><text:tab/><text:tab/>- "Nuage tueur de troll" est simplifié.</text:p>
      <text:p text:style-name="P4"><text:tab/><text:tab/>- "Combustion spontanée résonnante" impose maintenant un malus de -2 au jds afin de justifier son niveau.</text:p>
      <text:p text:style-name="P4"><text:tab/><text:tab/>- " Doubles illusoires" crée 3 images de moins pour justifier son passage en non-TOB.</text:p>
      <text:p text:style-name="P4"><text:tab/><text:tab/>- "Armée de pierre" : les guerriers sont maintenant équipés d'un cimeterre, il ne frappent plus bêtement avec leur <text:tab/><text:tab/><text:tab/><text:tab/><text:tab/> poings. Ils deviennent aussi immunisés à la hâte (pas possible de leur supprimer leur lenteur innée).</text:p>
      <text:p text:style-name="P4"/>
      <text:p text:style-name="P4"><text:tab/><text:span text:style-name="T4">Correction de sort :</text:span></text:p>
      <text:p text:style-name="P4"><text:tab/><text:tab/>- Multiples corrections mineures sur de nombreux sorts et sous-sorts.</text:p>
      <text:p text:style-name="P4"><text:tab/><text:tab/>- " Invocation arachnéenne" ne crash plus une fois sur huit (un simple retour à la ligne en trop dans le 2DA).</text:p>
      <text:p text:style-name="P4"><text:tab/><text:tab/>- "Nuage tueur de troll" ne s'en prend plus à toutes les créatures de la zone. (!!!)</text:p>
      <text:p text:style-name="P4"><text:tab/><text:tab/>- "Assaut d’énergie" retrouve sa place (il était remplacé par "frappe de l'assassin. WTF ??????)</text:p>
      <text:p text:style-name="P4"><text:tab/><text:tab/>- Révision en profondeur de "Combustion spontanée résonnante" qui ne fonctionnait pas vraiment comme annoncé.</text:p>
      <text:p text:style-name="P4"/>
      <text:p text:style-name="P8">L'Interplan v6.1 :<text:span text:style-name="T25"> "Oups"</text:span></text:p>
      <text:p text:style-name="P4"><text:tab/><text:span text:style-name="T4">Ajouts :</text:span></text:p>
      <text:p text:style-name="P4"><text:tab/><text:tab/>- Ajout de l'objet "Ceinture de Strungbr".</text:p>
      <text:p text:style-name="P4"/>
      <text:p text:style-name="P4"><text:s text:c="2"/><text:span text:style-name="T4">Modification d'objets :</text:span></text:p>
      <text:p text:style-name="P4"><text:tab/><text:tab/>- La "Robe du maître illusionniste" est maintenant permise aux mages multiclassés.</text:p>
      <text:p text:style-name="P4"/>
      <text:p text:style-name="P4"><text:tab/><text:span text:style-name="T4">Modification de sorts :</text:span></text:p>
      <text:p text:style-name="P4"><text:tab/><text:tab/>- "Rage de masse" voit sa durée fixée à 15 rounds.</text:p>
      <text:p text:style-name="P11"/>
      <text:p text:style-name="P4"><text:tab/><text:span text:style-name="T4">Correction de sort :</text:span></text:p>
      <text:p text:style-name="P4"><text:tab/><text:tab/>- "Aura merveilleuse de Déorie" n'installe plus sa description rp (normalement limitée au parchemin de sort) en tant <text:tab/><text:tab/><text:tab/><text:tab/>que description normale.</text:p>
      <text:p text:style-name="P4"><text:tab/><text:tab/>- "Rage de masse" : chaque cible lance maintenant indépendamment son jet de pourcentage pour "5% de chance de <text:soft-page-break/><text:tab/><text:tab/><text:tab/><text:tab/>devenir berserk et incontrôlable" (avant correction c’était "tout le monde ou personne").</text:p>
      <text:p text:style-name="P4"><text:tab/><text:tab/>- Correction du texte de Contrôle du temps.</text:p>
      <text:p text:style-name="P4"/>
      <text:p text:style-name="P4"><text:tab/><text:span text:style-name="T4">Corrections :</text:span></text:p>
      <text:p text:style-name="P4"><text:tab/><text:tab/>- Les icônes qu'il manquait à certains objets sont de retour.</text:p>
      <text:p text:style-name="P4"/>
      <text:p text:style-name="P8">L'Interplan v7 : <text:span text:style-name="T25">"La mise à jour silencieuse"</text:span></text:p>
      <text:p text:style-name="P4"><text:tab/><text:span text:style-name="T4">Ajouts :</text:span></text:p>
      <text:p text:style-name="P4"><text:tab/><text:tab/>- Ajout d'une dizaine d'objets.</text:p>
      <text:p text:style-name="P4"><text:tab/><text:tab/>- Ajout des sorts "Contact de la Nature", "Squelette frénétique" et "Main du Diable".</text:p>
      <text:p text:style-name="P4"><text:tab/><text:tab/>- Ajout des potions "Potion de réflexion et "Nectar de pierre concentrée".</text:p>
      <text:p text:style-name="P24"><text:span text:style-name="T21"><text:tab/><text:tab/>- Ajout de quatre objets pour le </text:span><text:span text:style-name="Q"><text:span text:style-name="T21">"Coffre chercheur".</text:span></text:span></text:p>
      <text:p text:style-name="P24"><text:span text:style-name="Q"><text:span text:style-name="T21"><text:tab/><text:tab/>- Ajout d'une douzaine de potions pour le "Discombullateur merveilleux".</text:span></text:span></text:p>
      <text:p text:style-name="P4"/>
      <text:p text:style-name="P4"><text:tab/><text:span text:style-name="T4">Améliorations :</text:span></text:p>
      <text:p text:style-name="P4"><text:tab/><text:tab/>- Après discussion sur le forum, finalement tous les sorts de niveaux 1 à 8 deviennent disponibles pour <text:tab/><text:tab/><text:tab/><text:tab/><text:tab/><text:tab/>l'ensorceleur. Sont exclus la majorité des sorts de niveau 9 (trop de possibilités d'incompatibilité avec les autres <text:tab/><text:tab/><text:tab/><text:tab/>mods) et les quatre sorts pour barde / entropiste / "publicitaire".</text:p>
      <text:p text:style-name="P4"><text:tab/><text:tab/>- Dans IWDEE il n'est plus possible de gagner une deuxième Bouteille du génie en recréant une partie en mode <text:tab/><text:tab/><text:tab/><text:tab/><text:tab/>HOF.</text:p>
      <text:p text:style-name="P4"><text:tab/><text:tab/>- Dans le cas d'une installation sur BGT ou EET il y a maintenant un parchemin de "Porte vers L'interplan" planqué <text:tab/><text:tab/><text:tab/><text:tab/>quelque part dans BG1, ce qui autorise une visite post-BG2 du magasin.</text:p>
      <text:p text:style-name="P4"/>
      <text:p text:style-name="P4"><text:s text:c="2"/><text:span text:style-name="T4">Modification d'objets :</text:span></text:p>
      <text:p text:style-name="P4"><text:tab/><text:tab/>- Le "Discombullateur merveilleux" peut créer de nouvelles potions (puissantes), et à maintenant des chances <text:tab/><text:tab/><text:tab/><text:tab/><text:tab/>égales de créer les potions de base, de l'Interplan ou de Todd. </text:p>
      <text:p text:style-name="P4"><text:tab/><text:tab/>- Révision des prix de toutes les potions (y compris les exclusives du Discombullateur) en les comparant au prix <text:tab/><text:soft-page-break/><text:tab/><text:tab/><text:tab/><text:tab/>des potions vanilla de BG2 / IWDEE / IWD2.</text:p>
      <text:p text:style-name="P4"><text:tab/><text:tab/>- La majorité des potions voient leur durée augmentée, pour correspondre à celles du jeu de base qui durent pour la <text:tab/><text:tab/><text:tab/><text:tab/>plupart 10 tours (5 tours pour les plus puissantes).</text:p>
      <text:p text:style-name="P4"><text:tab/><text:tab/>- Suppression dans le "Coffre chercheur" du "Torque de Callowen" (inutile et doublon avec un des objets du <text:tab/><text:tab/><text:tab/><text:tab/><text:tab/>magasin).</text:p>
      <text:p text:style-name="P4"><text:tab/><text:tab/>- L'"Anneau d'immortalité" dans le "Coffre chercheur" gagne "points de vie doublés".</text:p>
      <text:p text:style-name="P4"/>
      <text:p text:style-name="P4"><text:tab/><text:span text:style-name="T4">Corrections d'objets :</text:span></text:p>
      <text:p text:style-name="P4"><text:tab/><text:tab/>- Correction du "Discombullateur merveilleux" qui ne pouvait pas appliquer l'effet #100.</text:p>
      <text:p text:style-name="P4"><text:tab/><text:tab/>- Correction de l'attribut "Force" bugué de l'"Amulette de puissance sauvage".</text:p>
      <text:p text:style-name="P6"/>
      <text:p text:style-name="P4"><text:tab/><text:span text:style-name="T4">Modification de sorts :</text:span></text:p>
      <text:p text:style-name="P4"><text:tab/><text:tab/>- "Conversion magique d'Alabastine" agit plus rapidement.</text:p>
      <text:p text:style-name="P4"><text:tab/><text:tab/>- "Conversion magique majeure" devient plus généreuse.</text:p>
      <text:p text:style-name="P4"/>
      <text:p text:style-name="P4"><text:tab/><text:span text:style-name="T4">Correction de sort :</text:span></text:p>
      <text:p text:style-name="P4"><text:tab/><text:tab/>- Correction de "Décharge électrique" qui avait sa description en lieu et place de son nom.</text:p>
      <text:p text:style-name="P4"><text:tab/><text:tab/>- Correction de "Contrôle du temps" qui était complètement bugué.</text:p>
      <text:p text:style-name="P4"><text:tab/><text:tab/>- Correction de "Conversion magique majeure" qui ne faisait.... rien.</text:p>
      <text:p text:style-name="P4"/>
      <text:p text:style-name="P4"><text:tab/><text:span text:style-name="T4">Corrections :</text:span></text:p>
      <text:p text:style-name="P4"><text:tab/><text:tab/>- La "Ceinture de Strungbr" annoncée pour la 6.1 est maintenant disponible dans le magasin.</text:p>
      <text:p text:style-name="P4"/>
      <text:p text:style-name="P8">L'Interplan V8 : <text:span text:style-name="T25">"Esprit libéré, créativité démultipliée"</text:span></text:p>
      <text:p text:style-name="P4"><text:tab/><text:span text:style-name="T4">Ajouts :</text:span></text:p>
      <text:p text:style-name="P4"><text:tab/><text:tab/>- Ajout du Chaudron Magique pour BG2. (Grand merci à FreddyGwendo)(encore)</text:p>
      <text:p text:style-name="P4"><text:tab/><text:tab/>- Ajout d'une trentaine de sorts.</text:p>
      <text:p text:style-name="P4"><text:soft-page-break/><text:tab/><text:tab/>- Ajout d'une quarantaine d'objets.</text:p>
      <text:p text:style-name="P25"><text:span text:style-name="Q"><text:span text:style-name="T19"><text:tab/><text:tab/>- Ajout d'une dizaine d'objets pour le "Coffre chercheur". (plus y en a plus ce maudit "quicksave/reload super rapide <text:tab/><text:tab/><text:tab/><text:tab/>de BG2EE" qui tue tous mes projets (RIP Cassette de Faïs) ne vaut rien)</text:span></text:span></text:p>
      <text:p text:style-name="P25"><text:span text:style-name="Q"><text:span text:style-name="T19"><text:tab/><text:tab/>- Ajout d'une dizaine de nouveaux sort (de bourrins) dans un des objet du coffre.</text:span></text:span></text:p>
      <text:p text:style-name="P25"><text:span text:style-name="Q"><text:span text:style-name="T19"><text:tab/><text:tab/>- Ajouts d'une douzaine de potions (très) puissantes dans le "Discombulateur merveilleux".</text:span></text:span></text:p>
      <text:p text:style-name="P4"><text:tab/><text:tab/>- Ajout de la potion "Huile pyrophoricite".</text:p>
      <text:p text:style-name="P4"><text:tab/><text:tab/>- Ajout des charmes "Rat du malheur" et "Mouche du fléau".</text:p>
      <text:p text:style-name="P6"><text:tab/><text:tab/>- Ajout de la quête d'Agenor.</text:p>
      <text:p text:style-name="P6"><text:tab/><text:tab/>- Ajout de rencontres, dialogues et autres surprises.</text:p>
      <text:p text:style-name="P24"><text:span text:style-name="Q"><text:span text:style-name="T20"/></text:span></text:p>
      <text:p text:style-name="P4"><text:tab/><text:span text:style-name="T4">Améliorations :</text:span></text:p>
      <text:p text:style-name="P4"><text:tab/><text:tab/>- Révision en profondeur des sorts.</text:p>
      <text:p text:style-name="P6"><text:tab/><text:tab/>- Révisions de la plupart des objets "trop classiques".</text:p>
      <text:p text:style-name="P4"><text:tab/><text:tab/>- Ajout d'un moyen illimité pour revenir dans le magasin une fois dans TOB.</text:p>
      <text:p text:style-name="P6"><text:tab/><text:tab/><text:tab/>- Tous les fichiers du mod sont vérifiés/testés un par un. Il y a 95% de bugs en moins dans cette version du mod (et <text:tab/><text:tab/><text:tab/><text:tab/>dans les 5% restant, plein de fautes d'orthographe^^)</text:p>
      <text:p text:style-name="P6"><text:tab/><text:tab/>- Améliorations graphiques des sorts. Ajout d'animations <text:span text:style-name="T29">et de sons</text:span> pour tous ceux qui en manquaient.</text:p>
      <text:p text:style-name="P4"><text:tab/><text:tab/>- Reformatage du texte des objets et des potions pour l'accorder au format de BG2EE.</text:p>
      <text:p text:style-name="P4"><text:tab/><text:tab/>- Standardisation du nombre de consommables dans le magasin, pour rester fidèle à la mécanique de BG2 (le <text:tab/><text:tab/><text:tab/><text:tab/>nombre précédemment variable était pour raison RP, mais ça n'a pas lieu d'être)</text:p>
      <text:p text:style-name="P4"><text:tab/><text:tab/>- Intégration du mod " Bard Song Switching" pour les bardes du "Sceptre".</text:p>
      <text:p text:style-name="P4"><text:tab/><text:tab/>- Tous les lanceurs de sorts disponibles dans le "Sceptre de Convocation inconventionnelle de Nustill" connaissent <text:tab/><text:tab/><text:tab/><text:tab/>maintenant des sorts exclusifs de l'Interplan.</text:p>
      <text:p text:style-name="P4"><text:tab/><text:tab/>- Toutes les créatures convocables (<text:span text:style-name="T28">Sceptre, Sorts</text:span><text:span text:style-name="T35">,</text:span> etc) de type "combattant" ont maintenant un script de <text:tab/><text:tab/><text:tab/><text:tab/><text:tab/><text:tab/>combat (attaque à vue) les rendant utiles pour s'occuper d'un monstre hors du champ de vision.</text:p>
      <text:p text:style-name="P6"><text:tab/><text:tab/>- Pour l'outil "Uniformisation des descriptions" : Tous les objets "génériques mais modifiés" portés par les <text:tab/><text:tab/><text:tab/><text:tab/><text:tab/><text:tab/>personnes convoquées par le Sceptre n'ont plus de de description pour ne plus être "visibles" dans EEkeeper.</text:p>
      <text:p text:style-name="P8"><text:soft-page-break/></text:p>
      <text:p text:style-name="P4"><text:s text:c="2"/><text:span text:style-name="T4">Modification d'objets :</text:span></text:p>
      <text:p text:style-name="P4"><text:tab/><text:tab/>- Suppression de l'"Anneau bouclier", clone trop classique d'un objet de IWD et doublon avec l'Amulette bouclier.</text:p>
      <text:p text:style-name="P4"><text:tab/><text:tab/>- Suppression du "Porte-armure de Lewin "<text:span text:style-name="Q">, fusionné avec l</text:span>"Anneau du Magelame"<text:span text:style-name="Q"> pour devenir un objet réécrit.</text:span></text:p>
      <text:p text:style-name="P4"><text:tab/><text:tab/>- Suppression de <text:span text:style-name="Q">l'"Anneau de Denkaster", fusionné avec l'"Anneau d'Aeldïir" pour devenir un objet réécrit.</text:span></text:p>
      <text:p text:style-name="P6"><text:span text:style-name="Q"><text:span text:style-name="T26"><text:tab/><text:tab/>- Suppression temporaire du "Paquet de cartes illustrées". Il faisait exactement la même chose que le "</text:span></text:span><text:span text:style-name="Q"><text:span text:style-name="T33">Sceptre de <text:tab/><text:tab/><text:tab/><text:tab/><text:tab/>Convocation inconventionnelle de Nustill</text:span></text:span><text:span text:style-name="Q"><text:span text:style-name="T26">" et restait bugué : impossible de le faire comme prévu (un vrai jeu de <text:tab/><text:tab/><text:tab/><text:tab/>cartes à tirage aléatoire décrémental) (Dommage : quelqu'un à t-il expérimenté de tirer la dernière carte ?). Il <text:tab/><text:tab/><text:tab/><text:tab/><text:tab/>reviendra dans un version remaniée dans une prochaine mise à jour (très gros boulot).</text:span></text:span></text:p>
      <text:p text:style-name="P4"><text:span text:style-name="Q"><text:tab/><text:tab/>- Amélioration du "</text:span><text:span text:style-name="Q"><text:span text:style-name="T30">Bâton de pierre +2" qui du coup vaut plus cher.</text:span></text:span></text:p>
      <text:p text:style-name="P4"><text:span text:style-name="Q"><text:tab/><text:tab/>- Amélioration de la "Cape de Garde de Magie" qui devient "Cape de sûreté Dweomérique" et vaut plus cher.</text:span></text:p>
      <text:p text:style-name="P4"><text:span text:style-name="Q"><text:tab/><text:tab/>- Amélioration des "Gantelets d’assassinat" qui valent maintenant plus cher.</text:span></text:p>
      <text:p text:style-name="P4"><text:tab/> <text:s/>- Diminution de <text:span text:style-name="T30">Johrünbrumd. Maintenant sa "deuxième formule semi-secrète" vaut le coup.</text:span></text:p>
      <text:p text:style-name="P27"><text:tab/><text:tab/>- Amélioration de "L’œil de Kazgaroth".</text:p>
      <text:p text:style-name="P27"><text:tab/><text:tab/>- Ajout d'une capacité à la "Gueule de dragon".</text:p>
      <text:p text:style-name="P4"><text:tab/><text:tab/>- Réécriture du "Bouclier du dernier Gardien".</text:p>
      <text:p text:style-name="P27"><text:tab/><text:tab/>- Réécriture de la "Baguette des multiples projectiles de Pemby" en une version plus en accord avec son texte <text:tab/><text:tab/><text:tab/><text:tab/><text:tab/>descriptif et utilisable par tout le monde, renommée du coup "Protectrice de Pemby".</text:p>
      <text:p text:style-name="P4"><text:tab/><text:tab/>- Réécriture de "l'Anneau des merveilles", qui ne pouvait pas fonctionner comme prévu.</text:p>
      <text:p text:style-name="P27"><text:tab/><text:tab/>- L'"Anneau d'argent de Cailatto" ne modifie plus le niveau de lanceur de sort et coûte moins cher dans oBG2.</text:p>
      <text:p text:style-name="P27"><text:tab/><text:tab/>- La "Canne de marche de Llawran" devient utilisable par tout le monde.</text:p>
      <text:p text:style-name="P4"><text:tab/><text:tab/>- Le " Sceptre du poing de fer" devient cassable suivant sa description (rp).</text:p>
      <text:p text:style-name="P1"><text:span text:style-name="T37"><text:tab/></text:span><text:span text:style-name="Q"><text:span text:style-name="T37"><text:tab/>- "Percegerbe" devient une épée longue toute moche et ne saoule plus son porteur lors d'un combat. Elle le saoule <text:tab/><text:tab/><text:tab/><text:tab/>aussi 66% <text:tab/>moins vite en dehors des combats.</text:span></text:span></text:p>
      <text:p text:style-name="P4"><text:tab/><text:tab/>- La "Bille hasardeuse" ne prend plus en compte le bonus de force, suivant les règles de BG2EE et PnP, son effet de <text:tab/><text:tab/><text:tab/><text:tab/>malchance fait maintenant chance -1 au lieu de réduire les jets de sauvegarde et son effet de lenteur n'inflige <text:tab/><text:tab/><text:tab/><text:tab/><text:tab/>plus -4 au taco et à la CA (pour éviter les cumuls de ces effets)</text:p>
      <text:p text:style-name="P4"><text:soft-page-break/><text:tab/><text:tab/>- "Le protecteur +4" change de nom et devient "Contremage +4", un nom qui convient mieux.</text:p>
      <text:p text:style-name="P4"><text:tab/><text:tab/>- La "Baguette en noisetier" gagne une nouvelle capacité et est renommée "<text:span text:style-name="T30">Baguette à bulles de Cadob".</text:span></text:p>
      <text:p text:style-name="P27"><text:tab/><text:tab/>-<text:tab/> La "Pierre ionique runique" n’octroie plus qu'un sort de niveau 4. Moins puissant et plus utile.</text:p>
      <text:p text:style-name="P1"><text:span text:style-name="T37"><text:tab/><text:tab/>- La "</text:span><text:span text:style-name="Q"><text:span text:style-name="T37">Cape d'invisibilité d'Ajamuut</text:span></text:span><text:span text:style-name="T37">" offre maintenant un bonus de déplacement silencieux, pour correspondre <text:tab/><text:tab/><text:tab/><text:tab/><text:tab/>mieux à sa description.</text:span></text:p>
      <text:p text:style-name="P1"><text:span text:style-name="T38"><text:tab/><text:tab/>- L</text:span><text:span text:style-name="Q"><text:span text:style-name="T38">a "Robe du maître illusionniste" ne permettent plus de cumuler d'autres effets de flou.</text:span></text:span></text:p>
      <text:p text:style-name="P1"><text:span text:style-name="Q"><text:span text:style-name="T37"><text:tab/><text:tab/>- Les "</text:span></text:span><text:span text:style-name="Q"><text:span text:style-name="T32">Chausses confortables de Pédipole" changent d’icône pour correspondre à leur texte.</text:span></text:span></text:p>
      <text:p text:style-name="P1"><text:span text:style-name="Q"><text:span text:style-name="T37"><text:tab/><text:tab/>- Les "Bottes de Là / Pas là" étaient beaucoup trop puissantes (pour des bottes). Elles sont nettement diminuées.</text:span></text:span></text:p>
      <text:p text:style-name="P4"><text:tab/><text:tab/>- La "Flûte de Gil le Haricot" : zone comme les harpes/flûtes de base dans le jeu : 10 mètres à distance, mais avec <text:tab/><text:tab/><text:tab/><text:tab/>un bonus au jet de sauvegarde, et devient un objet à charges.</text:p>
      <text:p text:style-name="P4"><text:span text:style-name="Q"><text:tab/><text:tab/>- Le "Pendentif du Loup" perd sa capacité permanente au profit d'une capacité 2 fois par jour. Parce que ses griffes <text:tab/><text:tab/><text:tab/><text:tab/>permanentes bugaient avec les convocations d'armes magiques provoquées par d'autres sort/objets/capacités.</text:span></text:p>
      <text:p text:style-name="P4"><text:tab/><text:tab/>- La "Chandelle du monstre" a maintenant un texte descriptif différent pour chacune de ses améliorations. <text:tab/><text:tab/><text:tab/><text:tab/><text:tab/><text:tab/>Quaramon est maintenant calculé jusqu'au niveau 28, car j'ai découvert d'autres pierres ioniques à consommer.</text:p>
      <text:p text:style-name="P4"><text:tab/><text:tab/>- Révision du "Discombulateur merveilleux" (encore) : suppression de la majorité des potions peu utiles et <text:tab/><text:tab/><text:tab/><text:tab/><text:tab/><text:tab/>ultra communes, et ajout de nouvelles potions originales et/ou (très) puissantes. Le pourcentage de chance <text:tab/><text:tab/><text:tab/><text:tab/><text:tab/>d'obtenir une potion à effet permanent passe de 3% à 1%, mais ces potions sont maintenant cumulables. Le prix <text:tab/><text:tab/><text:tab/><text:tab/>est revu à la hausse.</text:p>
      <text:p text:style-name="P5"><text:tab/><text:tab/>- Révision du "Tome du Chaos : au lieu de proposer "tout ce qui est possible", il propose maintenant des options <text:tab/><text:tab/><text:tab/><text:tab/><text:tab/>soigneusement choisies.</text:p>
      <text:p text:style-name="P5"><text:tab/><text:tab/>- Le "Traité sur le contrôle de l’entropie" n'impose plus l’icône permanente "Bouclier du chaos" et est récrit pour <text:tab/><text:tab/><text:tab/><text:tab/><text:tab/>les éditions EE où il devient beaucoup plus utile.</text:p>
      <text:p text:style-name="P9"><text:tab/><text:span text:style-name="T25"><text:tab/>- Le "Coffre chercheur" nécessite maintenant le niveau 18 pour être utilisable.</text:span></text:p>
      <text:p text:style-name="P5"><text:span text:style-name="T25"><text:tab/><text:tab/>- Dans le Coffre <text:s/>: suppression de l'armure "Aura céleste" qui faisait pâle figure face aux autres objets, du <text:tab/><text:tab/><text:tab/><text:tab/><text:tab/>"Symbole des tourments", le coffre ne pouvant pas aller chercher des objets dans un autre plan, et de la P</text:span><text:span text:style-name="T39">lume de <text:tab/><text:tab/><text:tab/><text:tab/>Kuroth : une fois par jour "repos", et ?</text:span></text:p>
      <text:p text:style-name="P9"><text:span text:style-name="T25"><text:tab/><text:tab/>- Dans le Coffre : amélioration et correction du nom de l'"</text:span><text:span text:style-name="T31">Anneau avantageux de Bigdip".</text:span></text:p>
      <text:p text:style-name="P5"><text:soft-page-break/><text:tab/><text:tab/>- Dans le Coffre : réécriture de "Miséricorde et Malveillance".</text:p>
      <text:p text:style-name="P5"><text:tab/><text:tab/>- Dans le Coffre : Amélioration de l'"<text:span text:style-name="T30">Anneau de chance suprême".</text:span></text:p>
      <text:p text:style-name="P5"><text:tab/><text:tab/>- Dans le Coffre : "<text:span text:style-name="T30">Magicae Frativia Futa" n'est plus réservé aux elfes, à la place il offre un bonus si porté par un <text:tab/></text:span><text:span text:style-name="T30"><text:tab/><text:tab/><text:tab/><text:tab/>elfe.</text:span></text:p>
      <text:p text:style-name="P5"><text:tab/><text:tab/>- Dans le Coffre : "Munimentum" n'est plus réservé aux nains, à la place il<text:span text:style-name="T30"> offre un bonus si porté par nain.</text:span></text:p>
      <text:p text:style-name="P28"><text:tab/><text:tab/><text:span text:style-name="T18">- Dans le Coffre : l</text:span>e "Bouclier de la tortue" est dorénavant utilisable par les mages pour correspondre à son texte.</text:p>
      <text:p text:style-name="P28"><text:tab/><text:tab/><text:span text:style-name="T18">- Dans le Coffre : l</text:span>a "<text:span text:style-name="T39">Cotte invulnérable d'Arn</text:span>" n’offre plus de bénéfice spéciaux pour les prêtres et les paladins <text:tab/><text:tab/><text:tab/><text:tab/><text:tab/>mais son bonus aux jets de sauvegarde est augmenté.</text:p>
      <text:p text:style-name="P5"><text:tab/><text:tab/>- Dans le Coffre : légère amélioration et correction du "bouclier de Bayle".</text:p>
      <text:p text:style-name="P4"><text:tab/><text:tab/>- Suppression de la "Potion de furie guerrière", remplacée par la "Corne à boire de Raison perdue".</text:p>
      <text:p text:style-name="P4"><text:tab/><text:tab/>- Suppression du "Condensé d'ombre", dont les ressources sont réutilisées pour une potion du Discombulateur.</text:p>
      <text:p text:style-name="P4"><text:tab/><text:tab/>- Suppression de la "Potion de libération des sens", doublon et inutile.</text:p>
      <text:p text:style-name="P4"><text:tab/><text:tab/>- Réécriture du "Tord-boyaux du sage".</text:p>
      <text:p text:style-name="P4"><text:tab/><text:tab/>- Réécriture de la "Potion de bonne fortune".</text:p>
      <text:p text:style-name="P4"><text:tab/><text:tab/>- Réécriture des potions de "Mémoire en bouteille" et "Mémoire concentré".</text:p>
      <text:p text:style-name="P4"><text:tab/><text:tab/>- Amélioration de l'"Eau positive".</text:p>
      <text:p text:style-name="P4"><text:tab/><text:tab/>- Doublement du prix du "Miroir de duplication".</text:p>
      <text:p text:style-name="P6"/>
      <text:p text:style-name="P4"><text:tab/><text:span text:style-name="T4">Correction d'objets :</text:span></text:p>
      <text:p text:style-name="P6"><text:tab/><text:tab/>- Certains objets qui devaient être utilisables plusieurs fois par jour ne l’étaient qu'une fois par jour.</text:p>
      <text:p text:style-name="P4"><text:tab/><text:tab/>- Le "Bâton de pierre +2" faisait crasher le jeu.</text:p>
      <text:p text:style-name="P4"><text:tab/><text:tab/>- Le "Sceptre du poing de fer" n'avait pas de charges.</text:p>
      <text:p text:style-name="P4"><text:tab/><text:tab/>-L'"Amulette de puissance sauvage" rajoutait du mouvement quand on s'en servait.</text:p>
      <text:p text:style-name="P4"><text:tab/><text:tab/>- La "Lame de dualité" conférait 5 attaques par round ! (paramètre de tests non supprimé)</text:p>
      <text:p text:style-name="P4"><text:tab/><text:tab/>- La "Cape de la louve" était utilisable par tout le monde.</text:p>
      <text:p text:style-name="P4"><text:tab/><text:tab/>- "Mangefoudre" ne donnait pas 125% de résistance.</text:p>
      <text:p text:style-name="P26"><text:span text:style-name="T24"><text:tab/><text:tab/>- </text:span><text:span text:style-name="Q"><text:span text:style-name="T24">"Mangefoudre" et l</text:span></text:span><text:span text:style-name="T24">a "</text:span><text:span text:style-name="Q"><text:span text:style-name="T24">Cape de suprématie magique désastreuse" avaient la même icône.</text:span></text:span></text:p>
      <text:p text:style-name="P4"><text:soft-page-break/><text:tab/><text:tab/>- Le parchemin de "Porte vers L'interplan" ne permettait pas de lancer/apprendre le sort.</text:p>
      <text:p text:style-name="P4"><text:tab/><text:tab/>- Toutes les versions de "Johrünbrumd" n'avaient pas de texte descriptif.</text:p>
      <text:p text:style-name="P4"><text:tab/><text:tab/>- l'"Arc en fer de Gesen" (dans le coffre) ne pouvait pas utiliser ses flèches spéciales.</text:p>
      <text:p text:style-name="P4"><text:tab/><text:tab/>- "Abjuration" (dans le coffre) n’accordait que 5% de RM au lieu des 25% annoncés.</text:p>
      <text:p text:style-name="P23"><text:span text:style-name="T17"><text:tab/><text:tab/>- Plus un gros tas de corrections minimes et silencieuses (certaines aidées p</text:span>ar l'outil "Uniformisation des <text:tab/><text:tab/><text:tab/><text:tab/><text:tab/><text:tab/>descriptions<text:span text:style-name="T17">" de Selphira et les comparaisons de JohnBob).</text:span></text:p>
      <text:p text:style-name="P4"/>
      <text:p text:style-name="P4"><text:s text:c="2"/><text:span text:style-name="T4">Modification de sorts :</text:span></text:p>
      <text:p text:style-name="P4"><text:tab/><text:tab/>- Suppression de "Sphère contre feu"(inutile et imparfait : pouvant éventuellement laisser passer des éléments de <text:tab/><text:tab/><text:tab/><text:tab/><text:tab/>feu venus de mods), remplacé par "Sphère antimagique".</text:p>
      <text:p text:style-name="P4"><text:tab/><text:tab/>- Suppression de "Lâché d’électricité", remplacé par "Souffle caustique".</text:p>
      <text:p text:style-name="P4"><text:tab/><text:tab/>- Suppression de "Cercle électrique", remplacé par "Décharges vengeresse de Keleg-ze".</text:p>
      <text:p text:style-name="P4"><text:tab/><text:tab/>- Suppression de "Mot de contrôle", remplacé par "Fléau des fiélons".</text:p>
      <text:p text:style-name="P4"><text:tab/><text:tab/>- Suppression de "Armée de pierre", remplacés par "Morts en marche".</text:p>
      <text:p text:style-name="P1"><text:span text:style-name="Q"><text:span text:style-name="T37"><text:s text:c="2"/><text:tab/>- Fusion de "Avenir fluctuant" et "Précognition" en un seul sort.</text:span></text:span></text:p>
      <text:p text:style-name="P4"><text:span text:style-name="Q"><text:tab/><text:tab/>- "Conjuration de loup" n'existe plus comme sort indépendant, il est maintenant sous-sort d'un autre sort.</text:span></text:p>
      <text:p text:style-name="P26"><text:span text:style-name="Q"><text:span text:style-name="T24"><text:tab/><text:tab/>- Réécriture de "Bâton virevoltant" qui devient "Bâton de puissance" (j'en suis à la combientième réécriture de ce <text:tab/><text:tab/><text:tab/><text:tab/>sort ?)</text:span></text:span></text:p>
      <text:p text:style-name="P26"><text:span text:style-name="Q"><text:span text:style-name="T24"><text:tab/><text:tab/>- Diminution de "Protection contre les sorts" qui devient "Bouclier contre les sorts".</text:span></text:span></text:p>
      <text:p text:style-name="P1"><text:span text:style-name="Q"><text:span text:style-name="T37"><text:tab/><text:tab/>- Amélioration de "Frappe sournoise" qui devient "Frappe du serpent".</text:span></text:span></text:p>
      <text:p text:style-name="P4"><text:tab/><text:tab/>- Amélioration de "Création d'arc fantôme".</text:p>
      <text:p text:style-name="P1"><text:span text:style-name="T37"><text:tab/><text:tab/>- Réécriture de </text:span><text:span text:style-name="Q"><text:span text:style-name="T37">"Rupture fantastique de Bakanëo*", ajout des sorts de Wildmage Addition.</text:span></text:span></text:p>
      <text:p text:style-name="P1"><text:span text:style-name="Q"><text:span text:style-name="T37"><text:tab/><text:tab/>- Réécriture de "Électronullification".</text:span></text:span></text:p>
      <text:p text:style-name="P1"><text:span text:style-name="Q"><text:span text:style-name="T37"><text:tab/><text:tab/>- Réécriture de "Lamétoile"</text:span></text:span></text:p>
      <text:p text:style-name="P24"><text:span text:style-name="Q"><text:span text:style-name="T21"><text:tab/><text:tab/>- Amélioration de "Flèche magique de Salyvia".</text:span></text:span></text:p>
      <text:p text:style-name="P25"><text:span text:style-name="Q"><text:span text:style-name="T23"><text:tab/><text:tab/>- Amélioration de "Toile électrique".</text:span></text:span></text:p>
      <text:p text:style-name="P26"><text:span text:style-name="Q"><text:span text:style-name="T24"><text:tab/><text:tab/>- Amélioration de "Conversion magique majeure".</text:span></text:span></text:p>
      <text:p text:style-name="P26"><text:soft-page-break/><text:span text:style-name="Q"><text:span text:style-name="T24"><text:tab/><text:tab/>- Réécriture de "Frappe de l’assassin".</text:span></text:span></text:p>
      <text:p text:style-name="P26"><text:span text:style-name="Q"><text:span text:style-name="T24"><text:tab/><text:tab/>- Réécriture de "Doubles illusoires" qui devient "Groupe illusoire".</text:span></text:span></text:p>
      <text:p text:style-name="P4"><text:span text:style-name="Q"><text:tab/><text:tab/>- Réécriture de "Contrôle du temps" et meilleure icône.</text:span></text:p>
      <text:p text:style-name="P26"><text:span text:style-name="Q"><text:span text:style-name="T24"><text:tab/><text:tab/>- "Explosion de feu" devient un sort de niveau 1.</text:span></text:span></text:p>
      <text:p text:style-name="P26"><text:span text:style-name="Q"><text:span text:style-name="T24"><text:tab/><text:tab/>- Légère amélioration de "Note résonante" qui devient un sort de niveau 3.</text:span></text:span></text:p>
      <text:p text:style-name="P29"><text:span text:style-name="Q"><text:span text:style-name="T34"><text:tab/><text:tab/>- Amélioration de "Aura merveilleuse de Déorie" qui </text:span></text:span><text:span text:style-name="Q"><text:span text:style-name="T22">devient un sort de niveau 3.</text:span></text:span></text:p>
      <text:p text:style-name="P27"><text:span text:style-name="Q"><text:tab/><text:tab/>- Réécriture de "Vision instinctive d'Hachitoza", qui devient un sort de niveau 3.</text:span></text:p>
      <text:p text:style-name="P1"><text:span text:style-name="Q"><text:span text:style-name="T37"><text:tab/><text:tab/>- "Prouesse guerrière" devient un sort de niveau 3.</text:span></text:span></text:p>
      <text:p text:style-name="P26"><text:span text:style-name="Q"><text:span text:style-name="T37"><text:tab/><text:tab/>- "Griffes du malheur" devient un sort de niveau 3.</text:span></text:span></text:p>
      <text:p text:style-name="P26"><text:span text:style-name="Q"><text:span text:style-name="T24"><text:tab/><text:tab/>- Amélioration de "Squelette frénétique" qui devient un sort de niveau 4.</text:span></text:span></text:p>
      <text:p text:style-name="P26"><text:span text:style-name="Q"><text:span text:style-name="T24"><text:tab/><text:tab/>- Diminution de "Conflagration électrique", qui devient un sort de niveau 4.</text:span></text:span></text:p>
      <text:p text:style-name="P26"><text:span text:style-name="Q"><text:span text:style-name="T24"><text:tab/><text:tab/>- "Décharge électrique" devient "Décharge statique", sort de niveau 4.</text:span></text:span></text:p>
      <text:p text:style-name="P26"><text:span text:style-name="Q"><text:span text:style-name="T24"><text:tab/><text:tab/>- "Note résonnante" devient un sort de niveau 4.</text:span></text:span></text:p>
      <text:p text:style-name="P26"><text:span text:style-name="Q"><text:span text:style-name="T24"><text:tab/><text:tab/>- "Vents protecteurs" devient un sort de niveau 4.</text:span></text:span></text:p>
      <text:p text:style-name="P24"><text:span text:style-name="Q"><text:span text:style-name="T21"><text:tab/><text:tab/>- Réécriture de "Coup de chance", qui devient un sort de niveau 5.</text:span></text:span></text:p>
      <text:p text:style-name="P24"><text:span text:style-name="Q"><text:span text:style-name="T21"><text:tab/><text:tab/>- "Magie assurée" devient un sort de niveau 5.</text:span></text:span></text:p>
      <text:p text:style-name="P24"><text:span text:style-name="Q"><text:span text:style-name="T21"><text:tab/><text:tab/>- Amélioration de "Conversion magique d'Alabastine" qui devient un sort de niveau 6.</text:span></text:span></text:p>
      <text:p text:style-name="P26"><text:span text:style-name="Q"><text:span text:style-name="T24"><text:tab/><text:tab/>- Réécriture de "Morsure du froid", qui devient un sort de zone de niveau 6.</text:span></text:span></text:p>
      <text:p text:style-name="P26"><text:span text:style-name="Q"><text:span text:style-name="T24"><text:tab/><text:tab/>- Réécriture de "Invocation arachnéenne" qui devient "Furies Arachnides, sort de niveau 7.</text:span></text:span></text:p>
      <text:p text:style-name="P26"><text:span text:style-name="Q"><text:span text:style-name="T24"><text:tab/><text:tab/>- Réécriture de "Orbe de glace" qui devient un sort de niveau 7.</text:span></text:span></text:p>
      <text:p text:style-name="P27"><text:span text:style-name="Q"><text:tab/><text:tab/>- Réécriture de "Amélioration de troupes selon Hachitoza" qui devient un sort de niveau 7.</text:span></text:p>
      <text:p text:style-name="P26"><text:span text:style-name="Q"><text:span text:style-name="T24"><text:tab/><text:tab/>- "Affliction" devient un sort de niveau 7 et son parchemin n'est plus utilisable par les personnages bons.</text:span></text:span></text:p>
      <text:p text:style-name="P29"><text:span text:style-name="Q"><text:span text:style-name="T34"><text:tab/><text:tab/>- "Missile tueur de dragon de Ralorn"</text:span></text:span><text:span text:style-name="Q"><text:span text:style-name="T22"> devient un sort de niveau 7.</text:span></text:span></text:p>
      <text:p text:style-name="P29"><text:span text:style-name="Q"><text:span text:style-name="T22"><text:tab/><text:tab/>- "Rage de masse" devient un sort de niveau 8 sans inconvénient.</text:span></text:span></text:p>
      <text:p text:style-name="P26"><text:span text:style-name="Q"><text:span text:style-name="T24"><text:tab/><text:tab/>- "Combustion spontanée résonnante" devient un sort de niveau 8.</text:span></text:span></text:p>
      <text:p text:style-name="P26"><text:span text:style-name="Q"><text:span text:style-name="T24"><text:tab/><text:tab/>- Réécriture de "Globe majeur d'invulnérabilité" qui devient "Globe d'invulnérabilité féerique", sort de niveau 9.</text:span></text:span></text:p>
      <text:p text:style-name="P1"><text:span text:style-name="Q"><text:span text:style-name="T37"><text:tab/><text:tab/>- "Canon magique" : les effets de lenteur et malédiction ne sont plus cumulables, et la malédiction n'inflige plus <text:tab/></text:span></text:span><text:soft-page-break/><text:span text:style-name="Q"><text:span text:style-name="T37"><text:tab/><text:tab/><text:tab/>que -2 aux jets de sauvegarde.</text:span></text:span></text:p>
      <text:p text:style-name="P26"><text:span text:style-name="Q"><text:span text:style-name="T24"><text:tab/><text:tab/>- "Porte vers l'Interplan" ne peut plus être utilisé dans l'Antichambre (pour éviter un bug de boucle infinie).</text:span></text:span></text:p>
      <text:p text:style-name="P4"><text:tab/><text:tab/>- "Pluie de projectiles chromatiques" est renommé "Volée de projectiles chromatiques", n'offre plus qu'un bonus <text:tab/><text:tab/><text:tab/><text:tab/>de +4 aux jets de sauvegarde et gagne une icône améliorée.</text:p>
      <text:p text:style-name="P1"><text:span text:style-name="T37"><text:tab/><text:tab/>- "Canon magique majeur" : l</text:span><text:span text:style-name="Q"><text:span text:style-name="T37">es effets de lenteur et malédiction ne sont plus cumulables, la malédiction n'inflige <text:tab/></text:span></text:span><text:span text:style-name="Q"><text:span text:style-name="T37"><text:tab/><text:tab/><text:tab/><text:tab/>plus que -2 aux jets de sauvegarde </text:span></text:span><text:span text:style-name="T37">et le sort n'est plus disponible pour un sorcier (trop puissant, pire que Lames </text:span><text:span text:style-name="T37"><text:tab/><text:tab/><text:tab/><text:tab/>d'énergie).</text:span></text:p>
      <text:p text:style-name="P4"/>
      <text:p text:style-name="P4"><text:tab/><text:span text:style-name="T4">Correction de sort :</text:span></text:p>
      <text:p text:style-name="P4"><text:tab/><text:tab/>- Tous les sorts crées depuis la v6 ne pouvaient pas être appris par parchemin.</text:p>
      <text:p text:style-name="P6"><text:tab/><text:tab/>- Certains sort qui devaient ne pas être cumulables l’étaient.</text:p>
      <text:p text:style-name="P4"><text:tab/><text:tab/>- J’utilisais pour assurer que les bams soient jouées une énorme zone qui bugeait avec l'option "afficher la zone <text:tab/><text:tab/><text:tab/><text:tab/><text:tab/>d'effet des zones" des éditions EE.</text:p>
      <text:p text:style-name="P26"><text:span text:style-name="Q"><text:span text:style-name="T24"><text:tab/><text:tab/>- "Arme chargée" n'affectait que le lanceur de sort.</text:span></text:span></text:p>
      <text:p text:style-name="P26"><text:span text:style-name="Q"><text:span text:style-name="T24"><text:tab/><text:tab/>- Le parchemin de "Note résonante" ne pouvait lancer le sort qu'au pieds de utilisateur.</text:span></text:span></text:p>
      <text:p text:style-name="P26"><text:span text:style-name="Q"><text:span text:style-name="T24"><text:tab/><text:tab/>- Correction du texte de "Coups Mortels de Tenser" : les armes à distance aussi sont affectées par l'opcode.</text:span></text:span></text:p>
      <text:p text:style-name="P4"><text:tab/><text:tab/>- "Magie assurée" n’avait pas une durée évolutive suivant le niveau et pas de son de lancement.</text:p>
      <text:p text:style-name="P26"><text:span text:style-name="Q"><text:span text:style-name="T24"><text:tab/><text:tab/>- "Note résonnante" ne faisait aucun dégâts et n'avait pas d'animation !</text:span></text:span></text:p>
      <text:p text:style-name="P4"><text:tab/><text:tab/>- "Main du diable" était archi bugué (utilisation de deux fichiers avec le même nom).</text:p>
      <text:p text:style-name="P4"><text:tab/><text:tab/>- "Téléportations explosives" ne supprimait pas les téléportations après 1 tour.</text:p>
      <text:p text:style-name="P4"/>
      <text:p text:style-name="P4"><text:tab/><text:span text:style-name="T4">Corrections :</text:span></text:p>
      <text:p text:style-name="P4"><text:tab/><text:tab/>- Le module ne s'installait pas sur IWDEE.</text:p>
      <text:p text:style-name="P4"/>
      <text:p text:style-name="P8">À venir pour la v9 :</text:p>
      <text:p text:style-name="P4"><text:tab/><text:tab/>- Ajout de script de combat automatique aux lanceurs de sorts du sceptre.</text:p>
      <text:p text:style-name="P4"><text:tab/><text:tab/>- Si trouvé un moyen de le faire : Ajout de la Conteuse des secrets pour le Sceptre et de 40 secrets cachés.</text:p>
      <text:p text:style-name="P25"><text:soft-page-break/><text:span text:style-name="Q"><text:span text:style-name="T19"><text:tab/><text:tab/>- Ajout de client : Pédipole et ses recettes</text:span></text:span></text:p>
      <text:p text:style-name="P25"><text:span text:style-name="Q"><text:span text:style-name="T19"><text:tab/><text:tab/>- Ajout de client : Jean Michel Rondubout, sa quête et son Paquet de carte illustrées v2.</text:span></text:span></text:p>
      <text:p text:style-name="P4"><text:tab/><text:tab/>- Ajout de Modénia.</text:p>
      <text:p text:style-name="P4"><text:tab/><text:tab/>- Ajout d'ennemis exigeant certains objets du module.</text:p>
      <text:p text:style-name="P4"><text:tab/><text:tab/>- Complication des recettes des actuels forgerons pouvant améliorer certains objets du modu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Q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0DT11H58M7S</meta:editing-duration>
    <meta:editing-cycles>680</meta:editing-cycles>
    <meta:generator>OpenOffice/4.1.14$Win32 OpenOffice.org_project/4114m1$Build-9811</meta:generator>
    <dc:date>2023-10-13T18:55:35.48</dc:date>
    <meta:document-statistic meta:table-count="0" meta:image-count="0" meta:object-count="0" meta:page-count="19" meta:paragraph-count="361" meta:word-count="5149" meta:character-count="32199"/>
    <meta:user-defined meta:name="Info 1"/>
    <meta:user-defined meta:name="Info 2"/>
    <meta:user-defined meta:name="Info 3"/>
    <meta:user-defined meta:name="Info 4"/>
  </office:meta>
</office:document-meta>
</file>